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Mini Enterprise HomeLab</text:h>
      <text:h text:outline-level="2">1. Introduzione e scopo del progetto</text:h>
      <text:p>Il progetto Mini Enterprise HomeLab riproduce in virtualizzazione una rete aziendale essenziale ma completa. L’obiettivo è disporre di un ambiente controllato in cui osservare, configurare e verificare i servizi fondamentali di un’infrastruttura IT moderna: dominio, DNS, DHCP e integrazione tra sistemi Windows e Linux. L’intero ambiente è ospitato su VMware Workstation e utilizza una rete NAT isolata per separare il laboratorio dalla rete fisica dell’host.</text:p>
      <text:h text:outline-level="2">2. Struttura dell’ambiente e topologia di rete</text:h>
      <text:p>La rete virtuale, denominata LabNAT, utilizza la subnet 192.168.149.0/24 con gateway 192.168.149.2. All’interno di questa rete sono presenti due server principali: DC01, basato su Windows Server, e Ubuntu01, basato su Ubuntu Server. Entrambi condividono la stessa rete e comunicano attraverso il DNS interno al dominio.</text:p>
      <text:p>Parametri chiave: DC01 ha indirizzo 192.168.149.10 ed eroga i ruoli di Active Directory Domain Services, DNS e DHCP. Ubuntu01 utilizza l’indirizzo 192.168.149.20 con gateway 192.168.149.2 e DNS puntato a DC01 (192.168.149.10). Il dominio configurato è lab.local con nome NetBIOS LAB.</text:p>
      <text:h text:outline-level="2">3. Fase 1 – Configurazione del Domain Controller (DC01)</text:h>
      <text:p>DC01 è configurato con IP statico 192.168.149.10. Tramite Server Manager sono stati installati i ruoli Active Directory Domain Services, DNS Server e DHCP Server. Il server è stato promosso a Domain Controller del dominio lab.local (NetBIOS LAB).</text:p>
      <text:p>Il DNS è autorevole per la zona lab.local e inoltra le richieste esterne ai resolver pubblici (8.8.8.8 e 1.1.1.1). Il servizio DHCP dispone di uno scope 192.168.149.100–192.168.149.200 con gateway 192.168.149.2, DNS 192.168.149.10 e suffisso di dominio lab.local. Dopo l’autorizzazione nel dominio, il servizio risulta operativo.</text:p>
      <text:p>Le verifiche successive confermano la corretta operatività del dominio, la risoluzione interna dei nomi e la connettività verso Internet. DC01 rappresenta il punto centrale dell’infrastruttura del laboratorio.</text:p>
      <text:h text:outline-level="2">4. Fase 2 – Integrazione di Ubuntu01 nel dominio</text:h>
      <text:p>Ubuntu01 è installato sulla stessa rete NAT e utilizza IP statico 192.168.149.20, gateway 192.168.149.2 e DNS 192.168.149.10. Questa configurazione consente al server Linux di utilizzare il Domain Controller per la risoluzione DNS e per l’autenticazione centralizzata.</text:p>
      <text:p>Il sistema è stato unito al dominio lab.local con gli strumenti nativi realmd e SSSD, che configurano automaticamente Kerberos, PAM e NSS. Dopo il join, il comando 'realm list' conferma la corretta appartenenza al dominio; il demone sssd rimane attivo e gestisce la comunicazione con DC01, mentre realmd opera on‑demand durante le attività amministrative. Gli utenti di dominio vengono riconosciuti e, al primo accesso, la home directory viene creata automaticamente.</text:p>
      <text:h text:outline-level="2">5. Analisi finale e valore formativo del laboratorio</text:h>
      <text:p>L’ambiente ottenuto replica fedelmente un’infrastruttura aziendale in scala ridotta. La presenza di un Domain Controller Windows con DNS e DHCP integrati, insieme a un server Linux unito al dominio, permette di esercitare le competenze chiave di amministrazione di rete: gestione delle identità, risoluzione dei nomi, autenticazione Kerberos e interoperabilità tra piattaforme. Completare le prime due fasi fornisce già una base solida e spendibile professionalmente per attività di helpdesk e sistemistica junior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